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739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3.57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ce2"/>
        <table:table-column table:style-name="co1" table:default-cell-style-name="ce3"/>
        <table:table-column table:style-name="co3" table:default-cell-style-name="ce3"/>
        <table:table-column table:style-name="co4" table:default-cell-style-name="ce4"/>
        <table:table-column table:style-name="co1" table:default-cell-style-name="ce4"/>
        <table:table-row table:style-name="ro1" table:number-rows-repeated="2">
          <table:table-cell/>
          <table:table-cell table:style-name="Default" table:number-columns-repeated="5"/>
        </table:table-row>
        <table:table-row table:style-name="ro2">
          <table:table-cell/>
          <table:table-cell table:style-name="ce1" office:value-type="string">
            <text:p>Cotinine Level (ng/ml)</text:p>
          </table:table-cell>
          <table:table-cell table:style-name="ce1" office:value-type="string">
            <text:p>Smokers</text:p>
          </table:table-cell>
          <table:table-cell table:style-name="ce1" office:value-type="string">
            <text:p>Non-Smokers</text:p>
          </table:table-cell>
          <table:table-cell table:style-name="ce1" office:value-type="string">
            <text:p>Sensitivity</text:p>
          </table:table-cell>
          <table:table-cell table:style-name="ce5" office:value-type="string">
            <text:p>1-Specificity</text:p>
          </table:table-cell>
        </table:table-row>
        <table:table-row table:style-name="ro3">
          <table:table-cell/>
          <table:table-cell office:value-type="string">
            <text:p>0-13</text:p>
          </table:table-cell>
          <table:table-cell office:value-type="float" office:value="78">
            <text:p>78</text:p>
          </table:table-cell>
          <table:table-cell office:value-type="float" office:value="3300">
            <text:p>3300</text:p>
          </table:table-cell>
          <table:table-cell table:formula="of:=([.$C$12]-[.C4])/[.$C$12]" office:value-type="float" office:value="0.949317738791423">
            <text:p>0,95</text:p>
          </table:table-cell>
          <table:table-cell table:style-name="ce6" table:formula="of:=([.$D$12]-[.D4])/[.$D$12]" office:value-type="float" office:value="0.0420899854862119">
            <text:p>0,04</text:p>
          </table:table-cell>
        </table:table-row>
        <table:table-row table:style-name="ro3">
          <table:table-cell/>
          <table:table-cell office:value-type="string">
            <text:p>14-49</text:p>
          </table:table-cell>
          <table:table-cell office:value-type="float" office:value="133">
            <text:p>133</text:p>
          </table:table-cell>
          <table:table-cell office:value-type="float" office:value="72">
            <text:p>72</text:p>
          </table:table-cell>
          <table:table-cell table:formula="of:=([.$C$12]-([.C5]+[.C4]))/[.$C$12]" office:value-type="float" office:value="0.862897985705003">
            <text:p>0,86</text:p>
          </table:table-cell>
          <table:table-cell table:formula="of:=([.$D$12]-([.D5]+[.D4]))/[.$D$12]" office:value-type="float" office:value="0.0211901306240929">
            <text:p>0,02</text:p>
          </table:table-cell>
        </table:table-row>
        <table:table-row table:style-name="ro3">
          <table:table-cell/>
          <table:table-cell office:value-type="string">
            <text:p>50-99</text:p>
          </table:table-cell>
          <table:table-cell office:value-type="float" office:value="142">
            <text:p>142</text:p>
          </table:table-cell>
          <table:table-cell office:value-type="float" office:value="23">
            <text:p>23</text:p>
          </table:table-cell>
          <table:table-cell table:formula="of:=([.$C$12]-([.C6]+[.C5]+[.C4]))/[.$C$12]" office:value-type="float" office:value="0.770630279402209">
            <text:p>0,77</text:p>
          </table:table-cell>
          <table:table-cell table:formula="of:=([.$D$12]-([.D6]+[.D5]+[.D4]))/[.$D$12]" office:value-type="float" office:value="0.0145137880986938">
            <text:p>0,01</text:p>
          </table:table-cell>
        </table:table-row>
        <table:table-row table:style-name="ro3">
          <table:table-cell/>
          <table:table-cell office:value-type="string">
            <text:p>100-149</text:p>
          </table:table-cell>
          <table:table-cell office:value-type="float" office:value="206">
            <text:p>206</text:p>
          </table:table-cell>
          <table:table-cell office:value-type="float" office:value="15">
            <text:p>15</text:p>
          </table:table-cell>
          <table:table-cell table:formula="of:=([.$C$12]-([.C7]+[.C6]+[.C5]+[.C4]))/[.$C$12]" office:value-type="float" office:value="0.636777128005198">
            <text:p>0,64</text:p>
          </table:table-cell>
          <table:table-cell table:formula="of:=([.$D$12]-([.D7]+[.D6]+[.D5]+[.D4]))/[.$D$12]" office:value-type="float" office:value="0.0101596516690856">
            <text:p>0,01</text:p>
          </table:table-cell>
        </table:table-row>
        <table:table-row table:style-name="ro3">
          <table:table-cell/>
          <table:table-cell office:value-type="string">
            <text:p>150-199</text:p>
          </table:table-cell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table:formula="of:=([.$C$12]-([.C8]+[.C7]+[.C6]+[.C5]+[.C4]))/[.$C$12]" office:value-type="float" office:value="0.508771929824561">
            <text:p>0,51</text:p>
          </table:table-cell>
          <table:table-cell table:formula="of:=([.$D$12]-([.D8]+[.D7]+[.D6]+[.D5]+[.D4]))/[.$D$12]" office:value-type="float" office:value="0.0081277213352685">
            <text:p>0,01</text:p>
          </table:table-cell>
        </table:table-row>
        <table:table-row table:style-name="ro3">
          <table:table-cell/>
          <table:table-cell office:value-type="string">
            <text:p>200-249</text:p>
          </table:table-cell>
          <table:table-cell office:value-type="float" office:value="220">
            <text:p>220</text:p>
          </table:table-cell>
          <table:table-cell office:value-type="float" office:value="8">
            <text:p>8</text:p>
          </table:table-cell>
          <table:table-cell table:formula="of:=([.$C$12]-([.C9]+[.C8]+[.C7]+[.C6]+[.C5]+[.C4]))/[.$C$12]" office:value-type="float" office:value="0.36582196231319">
            <text:p>0,37</text:p>
          </table:table-cell>
          <table:table-cell table:formula="of:=([.$D$12]-([.D9]+[.D8]+[.D7]+[.D6]+[.D5]+[.D4]))/[.$D$12]" office:value-type="float" office:value="0.0058055152394775">
            <text:p>0,01</text:p>
          </table:table-cell>
        </table:table-row>
        <table:table-row table:style-name="ro3">
          <table:table-cell/>
          <table:table-cell office:value-type="string">
            <text:p>250-299</text:p>
          </table:table-cell>
          <table:table-cell office:value-type="float" office:value="151">
            <text:p>151</text:p>
          </table:table-cell>
          <table:table-cell office:value-type="float" office:value="9">
            <text:p>9</text:p>
          </table:table-cell>
          <table:table-cell table:formula="of:=([.$C$12]-([.C10]+[.C9]+[.C8]+[.C7]+[.C6]+[.C5]+[.C4]))/[.$C$12]" office:value-type="float" office:value="0.267706302794022">
            <text:p>0,27</text:p>
          </table:table-cell>
          <table:table-cell table:formula="of:=([.$D$12]-([.D10]+[.D9]+[.D8]+[.D7]+[.D6]+[.D5]+[.D4]))/[.$D$12]" office:value-type="float" office:value="0.00319303338171263">
            <text:p>0,00</text:p>
          </table:table-cell>
        </table:table-row>
        <table:table-row table:style-name="ro3">
          <table:table-cell/>
          <table:table-cell office:value-type="string">
            <text:p>&gt; 300</text:p>
          </table:table-cell>
          <table:table-cell office:value-type="float" office:value="412">
            <text:p>412</text:p>
          </table:table-cell>
          <table:table-cell office:value-type="float" office:value="11">
            <text:p>11</text:p>
          </table:table-cell>
          <table:table-cell table:formula="of:=([.$C$12]-([.C11]+[.C10]+[.C9]+[.C8]+[.C7]+[.C6]+[.C5]+[.C4]))/[.$C$12]" office:value-type="float" office:value="0">
            <text:p>0,00</text:p>
          </table:table-cell>
          <table:table-cell table:formula="of:=([.$D$12]-([.D11]+[.D10]+[.D9]+[.D8]+[.D7]+[.D6]+[.D5]+[.D4]))/[.$D$12]" office:value-type="float" office:value="0">
            <text:p>0,00</text:p>
          </table:table-cell>
        </table:table-row>
        <table:table-row table:style-name="ro3">
          <table:table-cell/>
          <table:table-cell office:value-type="string">
            <text:p>Total</text:p>
          </table:table-cell>
          <table:table-cell table:formula="of:=SUM([.C4:.C11])" office:value-type="float" office:value="1539">
            <text:p>1539</text:p>
          </table:table-cell>
          <table:table-cell table:formula="of:=SUM([.D4:.D11])" office:value-type="float" office:value="3445">
            <text:p>3445</text:p>
          </table:table-cell>
          <table:table-cell table:formula="of:=SUM([.E4:.E11])" office:value-type="float" office:value="4.36192332683561">
            <text:p>4,36</text:p>
          </table:table-cell>
          <table:table-cell table:style-name="ce6" table:formula="of:=SUM([.F4:.F11])" office:value-type="float" office:value="0.105079825834543">
            <text:p>0,1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3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mas Ludwig</meta:initial-creator>
    <meta:creation-date>2012-11-04T17:49:44</meta:creation-date>
    <dc:date>2012-11-04T18:01:18</dc:date>
    <dc:creator>Thomas Ludwig</dc:creator>
    <meta:editing-duration>PT8M55S</meta:editing-duration>
    <meta:editing-cycles>5</meta:editing-cycles>
    <meta:generator>LibreOffice/3.6$Linux_X86_64 LibreOffice_project/360m1$Build-2</meta:generator>
    <meta:document-statistic meta:table-count="1" meta:cell-count="50" meta:object-count="0"/>
  </office:meta>
</office:document-meta>
</file>